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list-style-name="L1">
      <style:text-properties style:font-name="Calibri" officeooo:rsid="00169a34" officeooo:paragraph-rsid="00169a34"/>
    </style:style>
    <style:style style:name="P2" style:family="paragraph" style:parent-style-name="Standard" style:list-style-name="L1">
      <style:text-properties style:font-name="Calibri" officeooo:rsid="00178d40" officeooo:paragraph-rsid="00178d40"/>
    </style:style>
    <style:style style:name="P3" style:family="paragraph" style:parent-style-name="Standard" style:list-style-name="L1">
      <style:text-properties style:font-name="Calibri" officeooo:rsid="00187196" officeooo:paragraph-rsid="00187196"/>
    </style:style>
    <style:style style:name="P4" style:family="paragraph" style:parent-style-name="Standard" style:list-style-name="L1">
      <style:text-properties style:font-name="Calibri" officeooo:rsid="001b1a13" officeooo:paragraph-rsid="001b1a13"/>
    </style:style>
    <style:style style:name="P5" style:family="paragraph" style:parent-style-name="Standard" style:list-style-name="L1">
      <style:text-properties style:font-name="Calibri" officeooo:rsid="001be153" officeooo:paragraph-rsid="001be153"/>
    </style:style>
    <style:style style:name="P6" style:family="paragraph" style:parent-style-name="Standard" style:list-style-name="L1">
      <style:text-properties style:font-name="Calibri" officeooo:rsid="001dc44c" officeooo:paragraph-rsid="001dc44c"/>
    </style:style>
    <style:style style:name="P7" style:family="paragraph" style:parent-style-name="Standard" style:list-style-name="L1">
      <style:text-properties style:font-name="Calibri" officeooo:rsid="001ef9e7" officeooo:paragraph-rsid="001ef9e7"/>
    </style:style>
    <style:style style:name="P8" style:family="paragraph" style:parent-style-name="Standard" style:list-style-name="L1">
      <style:text-properties style:font-name="Calibri" officeooo:rsid="00207db6" officeooo:paragraph-rsid="00207db6"/>
    </style:style>
    <style:style style:name="P9" style:family="paragraph" style:parent-style-name="Standard" style:list-style-name="L1">
      <style:text-properties style:font-name="Calibri" officeooo:rsid="0022848b" officeooo:paragraph-rsid="0022848b"/>
    </style:style>
    <style:style style:name="P10" style:family="paragraph" style:parent-style-name="Standard" style:list-style-name="L1">
      <style:text-properties style:font-name="Calibri" officeooo:rsid="002434a4" officeooo:paragraph-rsid="002434a4"/>
    </style:style>
    <style:style style:name="T1" style:family="text">
      <style:text-properties fo:color="#729fcf" loext:opacity="100%"/>
    </style:style>
    <style:style style:name="T2" style:family="text">
      <style:text-properties officeooo:rsid="001a61e3"/>
    </style:style>
    <style:style style:name="T3" style:family="text">
      <style:text-properties officeooo:rsid="001b27a4"/>
    </style:style>
    <style:style style:name="T4" style:family="text">
      <style:text-properties officeooo:rsid="001c80bd"/>
    </style:style>
    <style:style style:name="T5" style:family="text">
      <style:text-properties officeooo:rsid="001eb4f1"/>
    </style:style>
    <style:style style:name="T6" style:family="text">
      <style:text-properties officeooo:rsid="001fbcbc"/>
    </style:style>
    <style:style style:name="T7" style:family="text">
      <style:text-properties officeooo:rsid="0022848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871334813" text:style-name="L1">
        <text:list-item>
          <text:p text:style-name="P1">The union of male and female is essential for reproduction; and this is <text:span text:style-name="T1">not a matter of choice, but is due to the natural urge</text:span>, which exists in the other animals too and plants, to propagate one’s kind. <text:tab/><text:tab/>// A non-homophobic (doesn’t comment on homosexuality at all) and logical argument considering the time it was written in //</text:p>
        </text:list-item>
        <text:list-item>
          <text:p text:style-name="P2">The element that can use its intelligence to look ahead is by nature ruler and by nature master, while that which has the bodily strength to do the actual work is by nature a slave. <text:tab/><text:tab/><text:tab/><text:tab/>// Bitter truth for the woke, master-slave are not the best wordings but the statement in a way is true // </text:p>
        </text:list-item>
        <text:list-item>
          <text:p text:style-name="P3">The real difference between man and other animals is that humans alone have a perception of good and evil, <text:span text:style-name="T2">just and unjust, etc.</text:span> //They don’t **argument**//</text:p>
        </text:list-item>
        <text:list-item>
          <text:p text:style-name="P4">Plurality of numbers is natural in a state; and farther it moves away from plurality towards unity, the less a state it becomes and more a household and the household in turn an individual hence destroying the state.</text:p>
          <text:list>
            <text:list-item>
              <text:list>
                <text:list-header>
                  <text:p text:style-name="P4">//opinion on Plato’s “hyper-communist” idea in “<text:span text:style-name="T3">The </text:span>Republic”, is against “Herd of sheep serving a common purpose” ideology; <text:span text:style-name="T4">Depending on the scenario unity can take away one’s </text:span><text:span text:style-name="T6">individual </text:span><text:span text:style-name="T4">identity</text:span>//</text:p>
                </text:list-header>
              </text:list>
            </text:list-item>
          </text:list>
        </text:list-item>
        <text:list-item>
          <text:p text:style-name="P5">The greater the number of owners, the less the respect for common property. People are much more careful of their personal possessions than of those owned communally, the thought that someone else is looking after it tends to make them careless.</text:p>
        </text:list-item>
        <text:list-item>
          <text:p text:style-name="P6">The middle class is the safest as they rarely end up in conflicts or fall victim to mischievous acts<text:span text:style-name="T5">(theft, discrimination, etc)</text:span>, as such acts <text:span text:style-name="T5">occur mostly</text:span> among the upper and the lower.</text:p>
        </text:list-item>
        <text:list-item>
          <text:p text:style-name="P6">The existence of middle class in a state allows for better overall decision making for the population as they help form a middle ground by leaning to the side who is mistreated hence bringing a balance to the state/<text:span text:style-name="T5">system</text:span>.</text:p>
        </text:list-item>
        <text:list-item>
          <text:p text:style-name="P7">The lesser form factions in order to be equal, the equal in order to be greater.</text:p>
        </text:list-item>
        <text:list-item>
          <text:p text:style-name="P8">Men become corrupt, and not everyone can master the i<text:span text:style-name="T7">n</text:span>toxication of success.</text:p>
        </text:list-item>
        <text:list-item>
          <text:p text:style-name="P9">The duty of a true democrat is to see that the population is not destitute; for destitution is a cause of a corrupt democracy.</text:p>
        </text:list-item>
        <text:list-item>
          <text:p text:style-name="P10">Constitutions are themselves destroyed by the destruction of that very distinction between the wealthy and the masses(e.g. - leveling of possessions),through legislation carried to excess.</text:p>
        </text:list-item>
        <text:list-item>
          <text:p text:style-name="P3">Remarks – Fascist (compares non-Greeks to slaves) and misogynist in respect to today’s world yet factual, logical mostly and a bit biased.</text:p>
          <text:p text:style-name="P3"/>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3T23:33:27.100000000</meta:creation-date>
    <dc:date>2023-09-15T19:26:22.825000000</dc:date>
    <meta:editing-duration>PT1H58M56S</meta:editing-duration>
    <meta:editing-cycles>16</meta:editing-cycles>
    <meta:generator>LibreOffice/7.5.3.2$Windows_X86_64 LibreOffice_project/9f56dff12ba03b9acd7730a5a481eea045e468f3</meta:generator>
    <meta:document-statistic meta:table-count="0" meta:image-count="0" meta:object-count="0" meta:page-count="1" meta:paragraph-count="14" meta:word-count="431" meta:character-count="2467" meta:non-whitespace-character-count="2055"/>
  </office:meta>
</office:document-meta>
</file>